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Text_20_body">
      <style:paragraph-properties fo:margin-top="0cm" fo:margin-bottom="0cm" fo:padding="0.049cm" fo:border="0.002cm solid #e3e3e3"/>
    </style:style>
    <style:style style:name="P10" style:family="paragraph" style:parent-style-name="Text_20_body">
      <style:paragraph-properties fo:padding="0.049cm" fo:border="0.002cm solid #e3e3e3"/>
    </style:style>
    <style:style style:name="P11" style:family="paragraph" style:parent-style-name="Text_20_body">
      <style:paragraph-properties fo:padding="0.049cm" fo:border="0.002cm solid #e3e3e3"/>
      <style:text-properties fo:font-size="12pt" style:font-size-asian="12pt" style:font-size-complex="12pt"/>
    </style:style>
    <style:style style:name="P12" style:family="paragraph" style:parent-style-name="Preformatted_20_Text" style:list-style-name="L1">
      <style:paragraph-properties fo:padding="0.049cm" fo:border="0.002cm solid #e3e3e3"/>
    </style:style>
    <style:style style:name="P13" style:family="paragraph" style:parent-style-name="Preformatted_20_Text" style:list-style-name="L3">
      <style:paragraph-properties fo:padding="0.049cm" fo:border="0.002cm solid #e3e3e3"/>
    </style:style>
    <style:style style:name="P14" style:family="paragraph" style:parent-style-name="Preformatted_20_Text" style:list-style-name="L1">
      <style:paragraph-properties fo:margin-top="0cm" fo:margin-bottom="0.499cm" fo:padding="0.049cm" fo:border="0.002cm solid #e3e3e3"/>
    </style:style>
    <style:style style:name="P15" style:family="paragraph" style:parent-style-name="Preformatted_20_Text" style:list-style-name="L3">
      <style:paragraph-properties fo:margin-top="0cm" fo:margin-bottom="0.499cm" fo:padding="0.049cm" fo:border="0.002cm solid #e3e3e3"/>
    </style:style>
    <style:style style:name="P16" style:family="paragraph" style:parent-style-name="Text_20_body" style:list-style-name="L1">
      <style:paragraph-properties fo:padding="0.049cm" fo:border="0.002cm solid #e3e3e3"/>
    </style:style>
    <style:style style:name="P17" style:family="paragraph" style:parent-style-name="Text_20_body" style:list-style-name="L2">
      <style:paragraph-properties fo:padding="0.049cm" fo:border="0.002cm solid #e3e3e3"/>
    </style:style>
    <style:style style:name="P18" style:family="paragraph" style:parent-style-name="Text_20_body" style:list-style-name="L2">
      <style:paragraph-properties fo:padding="0.049cm" fo:border="0.002cm solid #e3e3e3"/>
      <style:text-properties fo:font-size="12pt" style:font-size-asian="12pt" style:font-size-complex="12pt"/>
    </style:style>
    <style:style style:name="P19" style:family="paragraph" style:parent-style-name="Text_20_body" style:list-style-name="L3">
      <style:paragraph-properties fo:padding="0.049cm" fo:border="0.002cm solid #e3e3e3"/>
    </style:style>
    <style:style style:name="P20" style:family="paragraph" style:parent-style-name="Text_20_body" style:list-style-name="L4">
      <style:paragraph-properties fo:padding="0.049cm" fo:border="0.002cm solid #e3e3e3"/>
    </style:style>
    <style:style style:name="P21" style:family="paragraph" style:parent-style-name="Text_20_body" style:list-style-name="L5">
      <style:paragraph-properties fo:padding="0.049cm" fo:border="0.002cm solid #e3e3e3"/>
    </style:style>
    <style:style style:name="P22" style:family="paragraph" style:parent-style-name="Text_20_body" style:list-style-name="L6">
      <style:paragraph-properties fo:padding="0.049cm" fo:border="0.002cm solid #e3e3e3"/>
    </style:style>
    <style:style style:name="P23" style:family="paragraph" style:parent-style-name="Text_20_body" style:list-style-name="L1">
      <style:paragraph-properties fo:margin-top="0cm" fo:margin-bottom="0cm" fo:padding="0.049cm" fo:border="0.002cm solid #e3e3e3"/>
    </style:style>
    <style:style style:name="P24" style:family="paragraph" style:parent-style-name="Text_20_body" style:list-style-name="L2">
      <style:paragraph-properties fo:margin-top="0cm" fo:margin-bottom="0cm" fo:padding="0.049cm" fo:border="0.002cm solid #e3e3e3"/>
    </style:style>
    <style:style style:name="P25" style:family="paragraph" style:parent-style-name="Text_20_body" style:list-style-name="L2">
      <style:paragraph-properties fo:margin-top="0cm" fo:margin-bottom="0cm" fo:padding="0.049cm" fo:border="0.002cm solid #e3e3e3"/>
      <style:text-properties fo:font-size="12pt" style:font-size-asian="12pt" style:font-size-complex="12pt"/>
    </style:style>
    <style:style style:name="P26" style:family="paragraph" style:parent-style-name="Text_20_body" style:list-style-name="L3">
      <style:paragraph-properties fo:margin-top="0cm" fo:margin-bottom="0cm" fo:padding="0.049cm" fo:border="0.002cm solid #e3e3e3"/>
    </style:style>
    <style:style style:name="P27" style:family="paragraph" style:parent-style-name="Text_20_body" style:list-style-name="L4">
      <style:paragraph-properties fo:margin-top="0cm" fo:margin-bottom="0cm" fo:padding="0.049cm" fo:border="0.002cm solid #e3e3e3"/>
    </style:style>
    <style:style style:name="P28" style:family="paragraph" style:parent-style-name="Text_20_body" style:list-style-name="L5">
      <style:paragraph-properties fo:margin-top="0cm" fo:margin-bottom="0cm" fo:padding="0.049cm" fo:border="0.002cm solid #e3e3e3"/>
    </style:style>
    <style:style style:name="P29" style:family="paragraph" style:parent-style-name="Text_20_body" style:list-style-name="L6">
      <style:paragraph-properties fo:margin-top="0cm" fo:margin-bottom="0cm" fo:padding="0.049cm" fo:border="0.002cm solid #e3e3e3"/>
    </style:style>
    <style:style style:name="T1" style:family="text">
      <style:text-properties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form form:name="unnamed1" form:apply-filter="true" form:control-implementation="ooo:com.sun.star.form.component.Form" office:target-frame="" xlink:href="" xlink:type="simple"/>
        <form:form form:name="unnamed2"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ry Bot Test Case Documentation</text:p>
      <text:p text:style-name="P1"/>
      <text:p text:style-name="P3">Login, Upload &amp; Delete Functionality</text:p>
      <text:p text:style-name="P1"/>
      <text:p text:style-name="P4">Test Case For C# Login Controller:</text:p>
      <text:p text:style-name="P1"/>
      <text:p text:style-name="P7"><text:span text:style-name="Strong_20_Emphasis">Test Case</text:span>: Valid Login Credentials for Admin</text:p>
      <text:list xml:id="list4012364089242659572" text:style-name="L1">
        <text:list-item>
          <text:list>
            <text:list-item>
              <text:p text:style-name="P16"><text:span text:style-name="Strong_20_Emphasis">Input</text:span>:</text:p>
              <text:list>
                <text:list-item>
                  <text:p text:style-name="P16">Request:</text:p>
                  <text:p text:style-name="P12">jsonCopy code</text:p>
                  <text:p text:style-name="P12"><text:span text:style-name="Source_20_Text">{</text:span></text:p>
                  <text:p text:style-name="P12"><text:span text:style-name="Source_20_Text"><text:s text:c="4"/>"UserMail": "admin@example.com",</text:span></text:p>
                  <text:p text:style-name="P12"><text:span text:style-name="Source_20_Text"><text:s text:c="4"/>"Password": "adminpassword"</text:span></text:p>
                  <text:p text:style-name="P14"><text:span text:style-name="Source_20_Text">}</text:span></text:p>
                </text:list-item>
              </text:list>
            </text:list-item>
            <text:list-item>
              <text:p text:style-name="P16"><text:span text:style-name="Strong_20_Emphasis">Expected Output</text:span>:</text:p>
              <text:list>
                <text:list-item>
                  <text:p text:style-name="P23">Response should have status code 200 (OK).</text:p>
                </text:list-item>
                <text:list-item>
                  <text:p text:style-name="P16">Response body should contain:</text:p>
                  <text:p text:style-name="P12">jsonCopy code</text:p>
                  <text:p text:style-name="P12"><text:span text:style-name="Source_20_Text">{</text:span></text:p>
                  <text:p text:style-name="P12"><text:span text:style-name="Source_20_Text"><text:s text:c="4"/>"message": "Login successful.",</text:span></text:p>
                  <text:p text:style-name="P12"><text:span text:style-name="Source_20_Text"><text:s text:c="4"/>"isAdmin": true</text:span></text:p>
                  <text:p text:style-name="P14"><text:span text:style-name="Source_20_Text">}</text:span></text:p>
                </text:list-item>
              </text:list>
            </text:list-item>
          </text:list>
        </text:list-item>
        <text:list-item>
          <text:p text:style-name="P16"><text:span text:style-name="Strong_20_Emphasis">Test Case</text:span>: Valid Login Credentials for Regular User</text:p>
          <text:list>
            <text:list-item>
              <text:p text:style-name="P16"><text:span text:style-name="Strong_20_Emphasis">Input</text:span>:</text:p>
              <text:list>
                <text:list-item>
                  <text:p text:style-name="P16">Request:</text:p>
                  <text:p text:style-name="P12">jsonCopy code</text:p>
                  <text:p text:style-name="P12"><text:span text:style-name="Source_20_Text">{</text:span></text:p>
                  <text:p text:style-name="P12"><text:span text:style-name="Source_20_Text"><text:s text:c="4"/>"UserMail": "user@example.com",</text:span></text:p>
                  <text:p text:style-name="P12"><text:span text:style-name="Source_20_Text"><text:s text:c="4"/>"Password": "userpassword"</text:span></text:p>
                  <text:p text:style-name="P14"><text:span text:style-name="Source_20_Text">}</text:span></text:p>
                </text:list-item>
              </text:list>
            </text:list-item>
            <text:list-item>
              <text:p text:style-name="P16"><text:span text:style-name="Strong_20_Emphasis">Expected Output</text:span>:</text:p>
              <text:list>
                <text:list-item>
                  <text:p text:style-name="P23">Response should have status code 200 (OK).</text:p>
                </text:list-item>
                <text:list-item>
                  <text:p text:style-name="P16">Response body should contain:</text:p>
                  <text:p text:style-name="P12">jsonCopy code</text:p>
                  <text:p text:style-name="P12"><text:span text:style-name="Source_20_Text">{</text:span></text:p>
                  <text:p text:style-name="P12"><text:span text:style-name="Source_20_Text"><text:s text:c="4"/>"message": "Login successful.",</text:span></text:p>
                  <text:p text:style-name="P12"><text:span text:style-name="Source_20_Text"><text:s text:c="4"/>"isAdmin": false</text:span></text:p>
                  <text:p text:style-name="P14"><text:span text:style-name="Source_20_Text">}</text:span></text:p>
                </text:list-item>
              </text:list>
            </text:list-item>
          </text:list>
        </text:list-item>
        <text:list-item>
          <text:p text:style-name="P16"><text:span text:style-name="Strong_20_Emphasis">Test Case</text:span>: Missing UserMail or Password in Request</text:p>
          <text:list>
            <text:list-item>
              <text:p text:style-name="P16"><text:span text:style-name="Strong_20_Emphasis">Input</text:span>:</text:p>
              <text:list>
                <text:list-item>
                  <text:p text:style-name="P16"><text:soft-page-break/>Request with missing UserMail or Password.</text:p>
                  <text:p text:style-name="P12">jsonCopy code</text:p>
                  <text:p text:style-name="P12"><text:span text:style-name="Source_20_Text">{</text:span></text:p>
                  <text:p text:style-name="P12"><text:span text:style-name="Source_20_Text"><text:s text:c="4"/>"UserMail": "",</text:span></text:p>
                  <text:p text:style-name="P12"><text:span text:style-name="Source_20_Text"><text:s text:c="4"/>"Password": ""</text:span></text:p>
                  <text:p text:style-name="P14"><text:span text:style-name="Source_20_Text">}</text:span></text:p>
                </text:list-item>
              </text:list>
            </text:list-item>
            <text:list-item>
              <text:p text:style-name="P16"><text:span text:style-name="Strong_20_Emphasis">Expected Output</text:span>:</text:p>
              <text:list>
                <text:list-item>
                  <text:p text:style-name="P23">Response should have status code 400 (Bad Request).</text:p>
                </text:list-item>
                <text:list-item>
                  <text:p text:style-name="P16">Response body should contain:</text:p>
                  <text:p text:style-name="P12">jsonCopy code</text:p>
                  <text:p text:style-name="P12"><text:span text:style-name="Source_20_Text">{</text:span></text:p>
                  <text:p text:style-name="P12"><text:span text:style-name="Source_20_Text"><text:s text:c="4"/>"message": "UserMail and Password are required."</text:span></text:p>
                  <text:p text:style-name="P14"><text:span text:style-name="Source_20_Text">}</text:span></text:p>
                </text:list-item>
              </text:list>
            </text:list-item>
          </text:list>
        </text:list-item>
        <text:list-item>
          <text:p text:style-name="P16"><text:span text:style-name="Strong_20_Emphasis">Test Case</text:span>: Invalid Login Credentials</text:p>
          <text:list>
            <text:list-item>
              <text:p text:style-name="P16"><text:span text:style-name="Strong_20_Emphasis">Input</text:span>:</text:p>
              <text:list>
                <text:list-item>
                  <text:p text:style-name="P16">Request with incorrect UserMail or Password.</text:p>
                  <text:p text:style-name="P12">jsonCopy code</text:p>
                  <text:p text:style-name="P12"><text:span text:style-name="Source_20_Text">{</text:span></text:p>
                  <text:p text:style-name="P12"><text:span text:style-name="Source_20_Text"><text:s text:c="4"/>"UserMail": "invalid@example.com",</text:span></text:p>
                  <text:p text:style-name="P12"><text:span text:style-name="Source_20_Text"><text:s text:c="4"/>"Password": "invalidpassword"</text:span></text:p>
                  <text:p text:style-name="P14"><text:span text:style-name="Source_20_Text">}</text:span></text:p>
                </text:list-item>
              </text:list>
            </text:list-item>
            <text:list-item>
              <text:p text:style-name="P16"><text:span text:style-name="Strong_20_Emphasis">Expected Output</text:span>:</text:p>
              <text:list>
                <text:list-item>
                  <text:p text:style-name="P23">Response should have status code 401 (Unauthorized).</text:p>
                </text:list-item>
                <text:list-item>
                  <text:p text:style-name="P16">Response body should contain:</text:p>
                  <text:p text:style-name="P12">jsonCopy code</text:p>
                  <text:p text:style-name="P12"><text:span text:style-name="Source_20_Text">{</text:span></text:p>
                  <text:p text:style-name="P12"><text:span text:style-name="Source_20_Text"><text:s text:c="4"/>"message": "Invalid credentials."</text:span></text:p>
                  <text:p text:style-name="P14"><text:span text:style-name="Source_20_Text">}</text:span></text:p>
                </text:list-item>
              </text:list>
            </text:list-item>
          </text:list>
        </text:list-item>
        <text:list-item>
          <text:p text:style-name="P16"><text:span text:style-name="Strong_20_Emphasis">Test Case</text:span>: Internal Server Error</text:p>
          <text:list>
            <text:list-item>
              <text:p text:style-name="P23"><text:span text:style-name="Strong_20_Emphasis">Input</text:span>: None</text:p>
            </text:list-item>
            <text:list-item>
              <text:p text:style-name="P23"><text:span text:style-name="Strong_20_Emphasis">Expected Output</text:span>:</text:p>
              <text:list>
                <text:list-item>
                  <text:p text:style-name="P23">An unexpected internal server error occurs during the login process.</text:p>
                </text:list-item>
                <text:list-item>
                  <text:p text:style-name="P23">Response should have status code 500 (Internal Server Error).</text:p>
                </text:list-item>
                <text:list-item>
                  <text:p text:style-name="P16">Response body should contain:</text:p>
                  <text:p text:style-name="P12">jsonCopy code</text:p>
                  <text:p text:style-name="P12"><text:span text:style-name="Source_20_Text">{</text:span></text:p>
                  <text:p text:style-name="P12"><text:span text:style-name="Source_20_Text"><text:s text:c="4"/>"message": "An error occurred: [Error Message]"</text:span></text:p>
                  <text:p text:style-name="P14"><text:span text:style-name="Source_20_Text">}</text:span></text:p>
                </text:list-item>
              </text:list>
            </text:list-item>
          </text:list>
        </text:list-item>
      </text:list>
      <text:p text:style-name="P10">These test cases cover different scenarios such as valid login credentials for admin and regular users, missing fields in the request, invalid login credentials, and handling of internal server errors.</text:p>
      <text:p text:style-name="P9"/>
      <text:p text:style-name="P6"/>
      <text:p text:style-name="P4"><text:soft-page-break/>Test Case For C# Document Controller:</text:p>
      <text:p text:style-name="P4"/>
      <text:p text:style-name="P8"><text:span text:style-name="Strong_20_Emphasis"><text:span text:style-name="T1">Test Case</text:span></text:span><text:span text:style-name="T1">: List Documents</text:span></text:p>
      <text:list xml:id="list6520879931636538924" text:style-name="L2">
        <text:list-item>
          <text:list>
            <text:list-item>
              <text:p text:style-name="P24"><text:span text:style-name="Strong_20_Emphasis"><text:span text:style-name="T1">Input</text:span></text:span><text:span text:style-name="T1">: Send a GET request to the </text:span><text:span text:style-name="Source_20_Text"><text:span text:style-name="T1">/api/documents/list</text:span></text:span><text:span text:style-name="T1"> endpoint.</text:span></text:p>
            </text:list-item>
            <text:list-item>
              <text:p text:style-name="P24"><text:span text:style-name="Strong_20_Emphasis"><text:span text:style-name="T1">Expected Output</text:span></text:span><text:span text:style-name="T1">:</text:span></text:p>
              <text:list>
                <text:list-item>
                  <text:p text:style-name="P25">Response status should be 200 (OK).</text:p>
                </text:list-item>
                <text:list-item>
                  <text:p text:style-name="P25">Response body should contain a list of file names.</text:p>
                </text:list-item>
              </text:list>
            </text:list-item>
          </text:list>
        </text:list-item>
        <text:list-item>
          <text:p text:style-name="P17"><text:span text:style-name="Strong_20_Emphasis"><text:span text:style-name="T1">Test Case</text:span></text:span><text:span text:style-name="T1">: Upload Document</text:span></text:p>
          <text:list>
            <text:list-item>
              <text:p text:style-name="P24"><text:span text:style-name="Strong_20_Emphasis"><text:span text:style-name="T1">Input</text:span></text:span><text:span text:style-name="T1">: Send a POST request to the </text:span><text:span text:style-name="Source_20_Text"><text:span text:style-name="T1">/api/documents/upload</text:span></text:span><text:span text:style-name="T1"> endpoint with a valid file attached.</text:span></text:p>
            </text:list-item>
            <text:list-item>
              <text:p text:style-name="P24"><text:span text:style-name="Strong_20_Emphasis"><text:span text:style-name="T1">Expected Output</text:span></text:span><text:span text:style-name="T1">:</text:span></text:p>
              <text:list>
                <text:list-item>
                  <text:p text:style-name="P25">Response status should be 200 (OK).</text:p>
                </text:list-item>
                <text:list-item>
                  <text:p text:style-name="P25">Response body should contain information about the uploaded file, including original file name, new file name, file path, and folder name.</text:p>
                </text:list-item>
              </text:list>
            </text:list-item>
          </text:list>
        </text:list-item>
        <text:list-item>
          <text:p text:style-name="P17"><text:span text:style-name="Strong_20_Emphasis"><text:span text:style-name="T1">Test Case</text:span></text:span><text:span text:style-name="T1">: Upload Empty File</text:span></text:p>
          <text:list>
            <text:list-item>
              <text:p text:style-name="P24"><text:span text:style-name="Strong_20_Emphasis"><text:span text:style-name="T1">Input</text:span></text:span><text:span text:style-name="T1">: Send a POST request to the </text:span><text:span text:style-name="Source_20_Text"><text:span text:style-name="T1">/api/documents/upload</text:span></text:span><text:span text:style-name="T1"> endpoint with an empty file attached.</text:span></text:p>
            </text:list-item>
            <text:list-item>
              <text:p text:style-name="P24"><text:span text:style-name="Strong_20_Emphasis"><text:span text:style-name="T1">Expected Output</text:span></text:span><text:span text:style-name="T1">:</text:span></text:p>
              <text:list>
                <text:list-item>
                  <text:p text:style-name="P25">Response status should be 400 (Bad Request).</text:p>
                </text:list-item>
                <text:list-item>
                  <text:p text:style-name="P25">Response body should contain an error message indicating that the file is invalid.</text:p>
                </text:list-item>
              </text:list>
            </text:list-item>
          </text:list>
        </text:list-item>
        <text:list-item>
          <text:p text:style-name="P17"><text:span text:style-name="Strong_20_Emphasis"><text:span text:style-name="T1">Test Case</text:span></text:span><text:span text:style-name="T1">: Delete Document</text:span></text:p>
          <text:list>
            <text:list-item>
              <text:p text:style-name="P24"><text:span text:style-name="Strong_20_Emphasis"><text:span text:style-name="T1">Input</text:span></text:span><text:span text:style-name="T1">: Send a DELETE request to the </text:span><text:span text:style-name="Source_20_Text"><text:span text:style-name="T1">/api/documents/delete/{fileName}</text:span></text:span><text:span text:style-name="T1"> endpoint with the name of an existing file.</text:span></text:p>
            </text:list-item>
            <text:list-item>
              <text:p text:style-name="P24"><text:span text:style-name="Strong_20_Emphasis"><text:span text:style-name="T1">Expected Output</text:span></text:span><text:span text:style-name="T1">:</text:span></text:p>
              <text:list>
                <text:list-item>
                  <text:p text:style-name="P25">Response status should be 200 (OK).</text:p>
                </text:list-item>
                <text:list-item>
                  <text:p text:style-name="P25">Response body should contain a success message confirming the deletion of the document.</text:p>
                </text:list-item>
              </text:list>
            </text:list-item>
          </text:list>
        </text:list-item>
        <text:list-item>
          <text:p text:style-name="P17"><text:span text:style-name="Strong_20_Emphasis"><text:span text:style-name="T1">Test Case</text:span></text:span><text:span text:style-name="T1">: Delete Non-existent Document</text:span></text:p>
          <text:list>
            <text:list-item>
              <text:p text:style-name="P24"><text:span text:style-name="Strong_20_Emphasis"><text:span text:style-name="T1">Input</text:span></text:span><text:span text:style-name="T1">: Send a DELETE request to the </text:span><text:span text:style-name="Source_20_Text"><text:span text:style-name="T1">/api/documents/delete/{fileName}</text:span></text:span><text:span text:style-name="T1"> endpoint with the name of a non-existent file.</text:span></text:p>
            </text:list-item>
            <text:list-item>
              <text:p text:style-name="P24"><text:span text:style-name="Strong_20_Emphasis"><text:span text:style-name="T1">Expected Output</text:span></text:span><text:span text:style-name="T1">:</text:span></text:p>
              <text:list>
                <text:list-item>
                  <text:p text:style-name="P25">Response status should be 404 (Not Found).</text:p>
                </text:list-item>
                <text:list-item>
                  <text:p text:style-name="P25">Response body should contain an error message indicating that the document was not found.</text:p>
                </text:list-item>
              </text:list>
            </text:list-item>
          </text:list>
        </text:list-item>
        <text:list-item>
          <text:p text:style-name="P17"><text:span text:style-name="Strong_20_Emphasis"><text:span text:style-name="T1">Test Case</text:span></text:span><text:span text:style-name="T1">: Internal Server Error</text:span></text:p>
          <text:list>
            <text:list-item>
              <text:p text:style-name="P24"><text:span text:style-name="Strong_20_Emphasis"><text:span text:style-name="T1">Input</text:span></text:span><text:span text:style-name="T1">: Trigger an internal server error by causing an exception (e.g., by providing an invalid connection string).</text:span></text:p>
            </text:list-item>
            <text:list-item>
              <text:p text:style-name="P24"><text:span text:style-name="Strong_20_Emphasis"><text:span text:style-name="T1">Expected Output</text:span></text:span><text:span text:style-name="T1">:</text:span></text:p>
              <text:list>
                <text:list-item>
                  <text:p text:style-name="P25">Response status should be 500 (Internal Server Error).</text:p>
                </text:list-item>
                <text:list-item>
                  <text:p text:style-name="P18">Response body should contain an error message indicating the cause of the internal server error.</text:p>
                </text:list-item>
              </text:list>
            </text:list-item>
          </text:list>
        </text:list-item>
      </text:list>
      <text:p text:style-name="P11">These test cases cover various scenarios such as listing documents, uploading documents, deleting <text:soft-page-break/>documents, handling empty files, handling non-existent documents, and handling internal server errors.</text:p>
      <text:p text:style-name="P9"/>
      <text:p text:style-name="P2"/>
      <text:p text:style-name="P3">Interaction With Open AI</text:p>
      <text:p text:style-name="P5"/>
      <text:p text:style-name="P4">Test Case For Python Codes (Context Setting &amp; BERT Method):</text:p>
      <text:p text:style-name="P5"/>
      <text:p text:style-name="P7"><text:span text:style-name="Strong_20_Emphasis">Test Case</text:span>: Valid User Query with Content Found</text:p>
      <text:list xml:id="list5438540699832450399" text:style-name="L3">
        <text:list-item>
          <text:list>
            <text:list-item>
              <text:p text:style-name="P19"><text:span text:style-name="Strong_20_Emphasis">Input</text:span>:</text:p>
              <text:list>
                <text:list-item>
                  <text:p text:style-name="P19">JSON Data:</text:p>
                  <text:p text:style-name="P13">jsonCopy code</text:p>
                  <text:p text:style-name="P13"><text:span text:style-name="Source_20_Text">{</text:span></text:p>
                  <text:p text:style-name="P13"><text:span text:style-name="Source_20_Text"><text:s text:c="4"/>"user_query": "search for important information"</text:span></text:p>
                  <text:p text:style-name="P15"><text:span text:style-name="Source_20_Text">}</text:span></text:p>
                </text:list-item>
                <text:list-item>
                  <text:p text:style-name="P26">Mocked uploaded-documents container with some documents containing the phrase "important information".</text:p>
                </text:list-item>
              </text:list>
            </text:list-item>
            <text:list-item>
              <text:p text:style-name="P19"><text:span text:style-name="Strong_20_Emphasis">Expected Output</text:span>:</text:p>
              <text:list>
                <text:list-item>
                  <text:p text:style-name="P26">Response should contain the found information from the documents.</text:p>
                </text:list-item>
              </text:list>
            </text:list-item>
          </text:list>
        </text:list-item>
        <text:list-item>
          <text:p text:style-name="P19"><text:span text:style-name="Strong_20_Emphasis">Test Case</text:span>: Valid User Query with No Content Found</text:p>
          <text:list>
            <text:list-item>
              <text:p text:style-name="P19"><text:span text:style-name="Strong_20_Emphasis">Input</text:span>:</text:p>
              <text:list>
                <text:list-item>
                  <text:p text:style-name="P19">JSON Data:</text:p>
                  <text:p text:style-name="P13">jsonCopy code</text:p>
                  <text:p text:style-name="P13"><text:span text:style-name="Source_20_Text">{</text:span></text:p>
                  <text:p text:style-name="P13"><text:span text:style-name="Source_20_Text"><text:s text:c="4"/>"user_query": "search for something not in documents"</text:span></text:p>
                  <text:p text:style-name="P15"><text:span text:style-name="Source_20_Text">}</text:span></text:p>
                </text:list-item>
                <text:list-item>
                  <text:p text:style-name="P26">Mocked uploaded-documents container with documents that do not contain the queried information.</text:p>
                </text:list-item>
              </text:list>
            </text:list-item>
            <text:list-item>
              <text:p text:style-name="P19"><text:span text:style-name="Strong_20_Emphasis">Expected Output</text:span>:</text:p>
              <text:list>
                <text:list-item>
                  <text:p text:style-name="P26">Response should be "No Content Found".</text:p>
                </text:list-item>
              </text:list>
            </text:list-item>
          </text:list>
        </text:list-item>
        <text:list-item>
          <text:p text:style-name="P19"><text:span text:style-name="Strong_20_Emphasis">Test Case</text:span>: Missing 'user_query' Field in Request</text:p>
          <text:list>
            <text:list-item>
              <text:p text:style-name="P19"><text:span text:style-name="Strong_20_Emphasis">Input</text:span>:</text:p>
              <text:list>
                <text:list-item>
                  <text:p text:style-name="P19">JSON Data:</text:p>
                  <text:p text:style-name="P13">jsonCopy code</text:p>
                  <text:p text:style-name="P13"><text:span text:style-name="Source_20_Text">{</text:span></text:p>
                  <text:p text:style-name="P13"><text:span text:style-name="Source_20_Text"><text:s text:c="4"/>"some_other_field": "some_value"</text:span></text:p>
                  <text:p text:style-name="P15"><text:span text:style-name="Source_20_Text">}</text:span></text:p>
                </text:list-item>
              </text:list>
            </text:list-item>
            <text:list-item>
              <text:p text:style-name="P19"><text:span text:style-name="Strong_20_Emphasis">Expected Output</text:span>:</text:p>
              <text:list>
                <text:list-item>
                  <text:p text:style-name="P26">Response should contain an error indicating the missing 'user_query' field.</text:p>
                </text:list-item>
              </text:list>
            </text:list-item>
          </text:list>
        </text:list-item>
        <text:list-item>
          <text:p text:style-name="P19"><text:span text:style-name="Strong_20_Emphasis">Test Case</text:span>: Error in Document Reading</text:p>
          <text:list>
            <text:list-item>
              <text:p text:style-name="P19"><text:soft-page-break/><text:span text:style-name="Strong_20_Emphasis">Input</text:span>:</text:p>
              <text:list>
                <text:list-item>
                  <text:p text:style-name="P26">Mocked uploaded-documents container with a corrupt or unreadable document.</text:p>
                </text:list-item>
              </text:list>
            </text:list-item>
            <text:list-item>
              <text:p text:style-name="P19"><text:span text:style-name="Strong_20_Emphasis">Expected Output</text:span>:</text:p>
              <text:list>
                <text:list-item>
                  <text:p text:style-name="P26">Response should contain an error message indicating the failure to read the document.</text:p>
                </text:list-item>
              </text:list>
            </text:list-item>
          </text:list>
        </text:list-item>
        <text:list-item>
          <text:p text:style-name="P19"><text:span text:style-name="Strong_20_Emphasis">Test Case</text:span>: Internal Server Error</text:p>
          <text:list>
            <text:list-item>
              <text:p text:style-name="P19"><text:span text:style-name="Strong_20_Emphasis">Input</text:span>:</text:p>
              <text:list>
                <text:list-item>
                  <text:p text:style-name="P26">Unexpected internal server error (such as server crash or misconfiguration).</text:p>
                </text:list-item>
              </text:list>
            </text:list-item>
            <text:list-item>
              <text:p text:style-name="P19"><text:span text:style-name="Strong_20_Emphasis">Expected Output</text:span>:</text:p>
              <text:list>
                <text:list-item>
                  <text:p text:style-name="P19">Response should contain an error message indicating an internal server error occurred.</text:p>
                </text:list-item>
              </text:list>
            </text:list-item>
          </text:list>
        </text:list-item>
      </text:list>
      <text:p text:style-name="P10">These test cases cover different scenarios such as valid queries with and without content found, missing fields in the request, error handling during document reading, and handling of internal server errors.</text:p>
      <text:p text:style-name="P9"/>
      <text:p text:style-name="P4"/>
      <text:p text:style-name="P4"/>
      <text:p text:style-name="P8"><text:span text:style-name="Strong_20_Emphasis">Conclusion:</text:span></text:p>
      <text:p text:style-name="P8"><text:span text:style-name="Strong_20_Emphasis"/></text:p>
      <text:p text:style-name="P10">The test case documentation provides comprehensive coverage of the functionality implemented in the C# Login Controller, C# Document Controller, and Python Codes (Context Setting &amp; BERT Method). Each section includes multiple test cases covering various scenarios, ensuring robustness and reliability of the implemented features.</text:p>
      <text:p text:style-name="P10">For the C# Login Controller:</text:p>
      <text:list xml:id="list4465542576385078112" text:style-name="L4">
        <text:list-item>
          <text:p text:style-name="P27">Test cases cover valid login credentials for both admin and regular users, handling missing fields in the request, invalid login credentials, and internal server errors.</text:p>
        </text:list-item>
        <text:list-item>
          <text:p text:style-name="P20">The implemented tests verify that the login functionality behaves as expected under different circumstances, providing appropriate responses to different input scenarios.</text:p>
        </text:list-item>
      </text:list>
      <text:p text:style-name="P10">For the C# Document Controller:</text:p>
      <text:list xml:id="list6376780634508048419" text:style-name="L5">
        <text:list-item>
          <text:p text:style-name="P28">Test cases encompass functionalities such as listing documents, uploading documents (including handling of empty files), deleting documents (including handling of non-existent documents), and internal server error handling.</text:p>
        </text:list-item>
        <text:list-item>
          <text:p text:style-name="P21">These tests ensure that the document management features operate correctly, handling various edge cases and providing appropriate responses to different types of requests.</text:p>
        </text:list-item>
      </text:list>
      <text:p text:style-name="P10">For the Python Codes (Context Setting &amp; BERT Method):</text:p>
      <text:list xml:id="list7901164645609451466" text:style-name="L6">
        <text:list-item>
          <text:p text:style-name="P29">Test cases cover interaction with OpenAI, including valid user queries with and without content found, missing fields in the request, error handling during document reading, and internal server errors.</text:p>
        </text:list-item>
        <text:list-item>
          <text:p text:style-name="P22">These tests validate the integration with OpenAI and ensure proper handling of different types of queries and potential error scenarios.</text:p>
        </text:list-item>
      </text:list>
      <text:p text:style-name="P10"><text:soft-page-break/>Overall, the provided test cases contribute to the reliability and robustness of the implemented functionalities by thoroughly evaluating their behavior under different conditions. Continuous integration of these test cases into the development process can help maintain the quality and stability of the software system.</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0M4S</meta:editing-duration>
    <meta:editing-cycles>5</meta:editing-cycles>
    <meta:generator>OpenOffice/4.1.15$Win32 OpenOffice.org_project/4115m2$Build-9813</meta:generator>
    <dc:date>2024-03-21T18:47:01.33</dc:date>
    <dc:creator>Shivnarayan Vaidyanathan</dc:creator>
    <meta:document-statistic meta:table-count="0" meta:image-count="0" meta:object-count="0" meta:page-count="6" meta:paragraph-count="162" meta:word-count="1151" meta:character-count="7229"/>
    <meta:user-defined meta:name="Info 1"/>
    <meta:user-defined meta:name="Info 2"/>
    <meta:user-defined meta:name="Info 3"/>
    <meta:user-defined meta:name="Info 4"/>
  </office:meta>
</office:document-meta>
</file>